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Table_20_Contents">
      <style:text-properties style:font-name="Arial" fo:font-weight="bold" style:font-weight-asian="bold" style:font-weight-complex="bold"/>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Arial" officeooo:rsid="00039645" officeooo:paragraph-rsid="00039645"/>
    </style:style>
    <style:style style:name="P33" style:family="paragraph" style:parent-style-name="Table_20_Contents">
      <style:text-properties style:font-name="Arial1"/>
    </style:style>
    <style:style style:name="P34" style:family="paragraph" style:parent-style-name="Table_20_Contents">
      <style:text-properties style:font-name="Arial1" fo:font-weight="bold" style:font-weight-asian="bold" style:font-weight-complex="bold"/>
    </style:style>
    <style:style style:name="P35" style:family="paragraph" style:parent-style-name="Table_20_Contents">
      <style:text-properties style:font-name="Arial1" fo:font-style="italic" style:font-style-asian="italic" style:font-style-complex="italic"/>
    </style:style>
    <style:style style:name="P3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weight="bold" style:font-weight-asian="bold" style:font-weight-complex="bold"/>
    </style:style>
    <style:style style:name="P41" style:family="paragraph" style:parent-style-name="Table_20_Contents">
      <style:paragraph-properties fo:text-align="start" style:justify-single-word="false"/>
      <style:text-properties fo:font-weight="normal" style:font-weight-asian="normal" style:font-weight-complex="normal"/>
    </style:style>
    <style:style style:name="P42" style:family="paragraph" style:parent-style-name="Table_20_Contents">
      <style:text-properties officeooo:rsid="0006f066" officeooo:paragraph-rsid="0006f066"/>
    </style:style>
    <style:style style:name="P43" style:family="paragraph" style:parent-style-name="Text_20_body">
      <style:text-properties style:font-name="Arial"/>
    </style:style>
    <style:style style:name="P44" style:family="paragraph" style:parent-style-name="Text_20_body">
      <style:text-properties style:font-name="Arial" officeooo:rsid="00039645" officeooo:paragraph-rsid="00039645"/>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font-weight="normal" officeooo:rsid="0006f066" officeooo:paragraph-rsid="0006f066" style:font-weight-asian="normal" style:font-weight-complex="normal"/>
    </style:style>
    <style:style style:name="P47" style:family="paragraph" style:parent-style-name="Text_20_body">
      <style:text-properties style:font-name="Arial1"/>
    </style:style>
    <style:style style:name="P48" style:family="paragraph" style:parent-style-name="Text_20_body">
      <style:text-properties fo:font-style="italic" style:font-style-asian="italic" style:font-style-complex="italic"/>
    </style:style>
    <style:style style:name="P49" style:family="paragraph" style:parent-style-name="Table_20_Heading">
      <style:text-properties style:font-name="Arial"/>
    </style:style>
    <style:style style:name="P50" style:family="paragraph" style:parent-style-name="Table_20_Heading">
      <style:paragraph-properties fo:text-align="start" style:justify-single-word="false"/>
      <style:text-properties style:font-name="Arial" fo:font-size="12pt" style:font-size-asian="12pt" style:font-size-complex="12pt"/>
    </style:style>
    <style:style style:name="P51" style:family="paragraph" style:parent-style-name="Table_20_Heading">
      <style:paragraph-properties fo:text-align="start" style:justify-single-word="false"/>
      <style:text-properties style:font-name="Arial"/>
    </style:style>
    <style:style style:name="P52" style:family="paragraph" style:parent-style-name="Table_20_Heading">
      <style:text-properties style:font-name="Arial1"/>
    </style:style>
    <style:style style:name="P53" style:family="paragraph" style:parent-style-name="Text_20_body" style:list-style-name="L1"/>
    <style:style style:name="P54" style:family="paragraph" style:parent-style-name="Text_20_body" style:list-style-name="L1">
      <style:text-properties style:font-name="Arial"/>
    </style:style>
    <style:style style:name="P55" style:family="paragraph" style:parent-style-name="Text_20_body" style:list-style-name="L2">
      <style:text-properties style:font-name="Arial"/>
    </style:style>
    <style:style style:name="P56" style:family="paragraph" style:parent-style-name="Text_20_body" style:list-style-name="L2">
      <style:text-properties style:font-name="Arial" officeooo:rsid="00039645" officeooo:paragraph-rsid="00039645"/>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text-properties fo:font-weight="normal" style:font-weight-asian="normal" style:font-weight-complex="normal"/>
    </style:style>
    <style:style style:name="P61" style:family="paragraph" style:parent-style-name="Text_20_body" style:list-style-name="L5">
      <style:text-properties fo:font-weight="normal" style:font-weight-asian="normal" style:font-weight-complex="normal"/>
    </style:style>
    <style:style style:name="P62" style:family="paragraph" style:parent-style-name="Text_20_body" style:list-style-name="L6">
      <style:text-properties fo:font-weight="normal" style:font-weight-asian="normal" style:font-weight-complex="normal"/>
    </style:style>
    <style:style style:name="P63" style:family="paragraph" style:parent-style-name="Text_20_body" style:list-style-name="L5"/>
    <style:style style:name="P64" style:family="paragraph" style:parent-style-name="Text_20_body" style:list-style-name="L9"/>
    <style:style style:name="P6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7" style:family="paragraph" style:parent-style-name="Heading_20_1">
      <style:paragraph-properties fo:break-before="page"/>
    </style:style>
    <style:style style:name="P6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2">
      <style:text-properties fo:font-weight="bold" style:font-weight-asian="bold" style:font-weight-complex="bold"/>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Heading_20_3">
      <style:text-properties fo:font-weight="bold" style:font-weight-asian="bold" style:font-weight-complex="bold"/>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2">0</text:span>.0</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Introduction<text:tab/>3</text:p>
          <text:p text:style-name="P69">Warning<text:tab/>3</text:p>
          <text:p text:style-name="P69">User Interface<text:tab/>3</text:p>
          <text:p text:style-name="P71">Main Window<text:tab/>3</text:p>
          <text:p text:style-name="P71">Project window<text:tab/>4</text:p>
          <text:p text:style-name="P73">Renaming a Layout<text:tab/>4</text:p>
          <text:p text:style-name="P73">Re-Order Layouts<text:tab/>4</text:p>
          <text:p text:style-name="P73">Context Menu Items (Layouts Node)<text:tab/>5</text:p>
          <text:p text:style-name="P73">Context Menu Items (Layout Node)<text:tab/>5</text:p>
          <text:p text:style-name="P73">Context Menu Items (Reference Node)<text:tab/>6</text:p>
          <text:p text:style-name="P71">Layout Control window<text:tab/>6</text:p>
          <text:p text:style-name="P73">Card Count Group<text:tab/>6</text:p>
          <text:p text:style-name="P73">Card Layout<text:tab/>6</text:p>
          <text:p text:style-name="P73">Context Menu Items<text:tab/>7</text:p>
          <text:p text:style-name="P73">Multi-Select<text:tab/>8</text:p>
          <text:p text:style-name="P71">Element Control window<text:tab/>8</text:p>
          <text:p text:style-name="P73">Element<text:tab/>8</text:p>
          <text:p text:style-name="P73">Font (Text Elements)<text:tab/>9</text:p>
          <text:p text:style-name="P73">Graphic (Graphic Elements)<text:tab/>9</text:p>
          <text:p text:style-name="P73">Shape (Shape Elements)<text:tab/>10</text:p>
          <text:p text:style-name="P73">Border<text:tab/>10</text:p>
          <text:p text:style-name="P73">Outline<text:tab/>10</text:p>
          <text:p text:style-name="P71">Canvas window<text:tab/>10</text:p>
          <text:p text:style-name="P73">Canvas Alignment<text:tab/>11</text:p>
          <text:p text:style-name="P71">Logger window<text:tab/>12</text:p>
          <text:p text:style-name="P71">Defines window<text:tab/>12</text:p>
          <text:p text:style-name="P69">CSV Reference Files<text:tab/>12</text:p>
          <text:p text:style-name="P71">Creation<text:tab/>12</text:p>
          <text:p text:style-name="P71">Special Functions<text:tab/>12</text:p>
          <text:p text:style-name="P71">Color String Format<text:tab/>13</text:p>
          <text:p text:style-name="P73">RGB Color Format<text:tab/>13</text:p>
          <text:p text:style-name="P73">Color Name Format<text:tab/>13</text:p>
          <text:p text:style-name="P71">Font String Format<text:tab/>13</text:p>
          <text:p text:style-name="P71">Element Overrides<text:tab/>14</text:p>
          <text:p text:style-name="P71">Define File<text:tab/>15</text:p>
          <text:p text:style-name="P71">Google References / Defines<text:tab/>16</text:p>
          <text:p text:style-name="P73">Google Authentication Setup<text:tab/>16</text:p>
          <text:p text:style-name="P69">Translator<text:tab/>16</text:p>
          <text:p text:style-name="P71">Incept (Default)<text:tab/>16</text:p>
          <text:p text:style-name="P71">JavaScript<text:tab/>17</text:p>
          <text:p text:style-name="P69">Definition / Scripting Reference (Incept Translator)<text:tab/>17</text:p>
          <text:p text:style-name="P71"><text:soft-page-break/>All Elements<text:tab/>17</text:p>
          <text:p text:style-name="P71">Graphic Elements<text:tab/>19</text:p>
          <text:p text:style-name="P71">Text Elements<text:tab/>20</text:p>
          <text:p text:style-name="P71">Formatted Text Elements<text:tab/>20</text:p>
          <text:p text:style-name="P71">Shape Elements<text:tab/>22</text:p>
          <text:p text:style-name="P73">Additional Parameters by Shape Table<text:tab/>23</text:p>
          <text:p text:style-name="P73">Grid Note<text:tab/>23</text:p>
          <text:p text:style-name="P71">Order of Translation<text:tab/>23</text:p>
          <text:p text:style-name="P69">Settings<text:tab/>24</text:p>
          <text:p text:style-name="P71">General<text:tab/>24</text:p>
          <text:p text:style-name="P71">PDF Export Settings<text:tab/>24</text:p>
          <text:p text:style-name="P73">Exporting Layouts<text:tab/>24</text:p>
          <text:p text:style-name="P73">Layout Notes<text:tab/>25</text:p>
          <text:p text:style-name="P71">Where is the print option?<text:tab/>25</text:p>
          <text:p text:style-name="P69">Layout Templates<text:tab/>25</text:p>
        </text:index-body>
      </text:table-of-content>
      <text:p text:style-name="P3"/>
      <text:h text:style-name="P6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0">File Menu Item</text:p>
          </table:table-cell>
          <table:table-cell table:style-name="Table6.B1" office:value-type="string">
            <text:p text:style-name="P30">Function</text:p>
          </table:table-cell>
        </table:table-row>
        <table:table-row>
          <table:table-cell table:style-name="Table6.A2" office:value-type="string">
            <text:p text:style-name="P31">New Project</text:p>
          </table:table-cell>
          <table:table-cell table:style-name="Table6.B2" office:value-type="string">
            <text:p text:style-name="P31">Creates a new default project. </text:p>
          </table:table-cell>
        </table:table-row>
        <table:table-row>
          <table:table-cell table:style-name="Table6.A2" office:value-type="string">
            <text:p text:style-name="P31">Open Project...</text:p>
          </table:table-cell>
          <table:table-cell table:style-name="Table6.B2" office:value-type="string">
            <text:p text:style-name="P31">Opens a project file.</text:p>
          </table:table-cell>
        </table:table-row>
        <table:table-row>
          <table:table-cell table:style-name="Table6.A2" office:value-type="string">
            <text:p text:style-name="P31">Save Project...</text:p>
          </table:table-cell>
          <table:table-cell table:style-name="Table6.B2" office:value-type="string">
            <text:p text:style-name="P31">Saves the current project to the loaded file (or prompts the user if the file does not yet exist).</text:p>
          </table:table-cell>
        </table:table-row>
        <table:table-row>
          <table:table-cell table:style-name="Table6.A2" office:value-type="string">
            <text:p text:style-name="P31">Save Project As...</text:p>
          </table:table-cell>
          <table:table-cell table:style-name="Table6.B2" office:value-type="string">
            <text:p text:style-name="P31">Allows the user to save the project as a different file name.</text:p>
          </table:table-cell>
        </table:table-row>
        <table:table-row>
          <table:table-cell table:style-name="Table6.A2" office:value-type="string">
            <text:p text:style-name="P31">Export Project to Images...</text:p>
          </table:table-cell>
          <table:table-cell table:style-name="Table6.B2" office:value-type="string">
            <text:p text:style-name="P31">Displays the Image Export dialog for the project.</text:p>
          </table:table-cell>
        </table:table-row>
        <table:table-row>
          <table:table-cell table:style-name="Table6.A2" office:value-type="string">
            <text:p text:style-name="P31">Export Project to PDF...</text:p>
          </table:table-cell>
          <table:table-cell table:style-name="Table6.B2" office:value-type="string">
            <text:p text:style-name="P31">Displays the PDF Export dialog for the project.</text:p>
          </table:table-cell>
        </table:table-row>
        <table:table-row>
          <table:table-cell table:style-name="Table6.A2" office:value-type="string">
            <text:p text:style-name="P31">Close</text:p>
          </table:table-cell>
          <table:table-cell table:style-name="Table6.B2" office:value-type="string">
            <text:p text:style-name="P3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0">Edit Menu Item</text:p>
          </table:table-cell>
          <table:table-cell table:style-name="Table27.B1" office:value-type="string">
            <text:p text:style-name="P30">Function</text:p>
          </table:table-cell>
        </table:table-row>
        <table:table-row>
          <table:table-cell table:style-name="Table27.A2" office:value-type="string">
            <text:p text:style-name="P31">Undo</text:p>
          </table:table-cell>
          <table:table-cell table:style-name="Table27.B2" office:value-type="string">
            <text:p text:style-name="P31">Undoes the last element or layout change. </text:p>
          </table:table-cell>
        </table:table-row>
        <table:table-row>
          <table:table-cell table:style-name="Table27.A2" office:value-type="string">
            <text:p text:style-name="P31">Redo</text:p>
          </table:table-cell>
          <table:table-cell table:style-name="Table27.B2" office:value-type="string">
            <text:p text:style-name="P3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0">View Menu Item</text:p>
          </table:table-cell>
          <table:table-cell table:style-name="Table7.B1" office:value-type="string">
            <text:p text:style-name="P30">Function</text:p>
          </table:table-cell>
        </table:table-row>
        <table:table-row>
          <table:table-cell table:style-name="Table7.A2" office:value-type="string">
            <text:p text:style-name="P31">Draw Element Borders</text:p>
          </table:table-cell>
          <table:table-cell table:style-name="Table7.B2" office:value-type="string">
            <text:p text:style-name="P31">Toggles the red outline drawn around each element in the Canvas window.</text:p>
          </table:table-cell>
        </table:table-row>
        <table:table-row>
          <table:table-cell table:style-name="Table7.A2" office:value-type="string">
            <text:p text:style-name="P31">Draw Selected Element Guides</text:p>
          </table:table-cell>
          <table:table-cell table:style-name="Table7.B2" office:value-type="string">
            <text:p text:style-name="P31">Toggles the visibility of the guide lines indicating the location of the Element as related to others.</text:p>
          </table:table-cell>
        </table:table-row>
        <table:table-row>
          <table:table-cell table:style-name="Table7.A2" office:value-type="string">
            <text:p text:style-name="P31">Draw Formatted Text Word Borders</text:p>
          </table:table-cell>
          <table:table-cell table:style-name="Table7.B2" office:value-type="string">
            <text:p text:style-name="P3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0">Project Menu Item</text:p>
            </table:table-cell>
            <table:table-cell table:style-name="Table22.B1" office:value-type="string">
              <text:p text:style-name="P30">Function</text:p>
            </table:table-cell>
          </table:table-row>
        </table:table-header-rows>
        <table:table-row table:style-name="Table22.1">
          <table:table-cell table:style-name="Table22.A2" office:value-type="string">
            <text:p text:style-name="P31">Clear Image Cache</text:p>
          </table:table-cell>
          <table:table-cell table:style-name="Table22.B2" office:value-type="string">
            <text:p text:style-name="P31">Clears any cached images from memory forcing them to reload from disc. (allowing changes made by external programs)</text:p>
          </table:table-cell>
        </table:table-row>
        <table:table-row table:style-name="Table22.1">
          <table:table-cell table:style-name="Table22.A2" office:value-type="string">
            <text:p text:style-name="P31">Update Known Issues</text:p>
          </table:table-cell>
          <table:table-cell table:style-name="Table22.B2" office:value-type="string">
            <text:p text:style-name="P31">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1">Import Layouts...</text:p>
          </table:table-cell>
          <table:table-cell table:style-name="Table22.B2" office:value-type="string">
            <text:p text:style-name="P31">Allows the import of layouts from other CardMaker project files.</text:p>
          </table:table-cell>
        </table:table-row>
        <table:table-row table:style-name="Table22.1">
          <table:table-cell table:style-name="Table22.A2" office:value-type="string">
            <text:p text:style-name="P31">Clear All Google Cache Entries</text:p>
          </table:table-cell>
          <table:table-cell table:style-name="Table22.B2" office:value-type="string">
            <text:p text:style-name="P31">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0">Layout Menu Item</text:p>
          </table:table-cell>
          <table:table-cell table:style-name="Table30.B1" office:value-type="string">
            <text:p text:style-name="P30">Function</text:p>
          </table:table-cell>
        </table:table-row>
        <table:table-row>
          <table:table-cell table:style-name="Table30.A2" office:value-type="string">
            <text:p text:style-name="P31">Reload References</text:p>
          </table:table-cell>
          <table:table-cell table:style-name="Table30.B2" office:value-type="string">
            <text:p text:style-name="P31">Reloads the references for the currently selected Layout. If Google </text:p>
            <text:p text:style-name="P3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0">Tools Menu Item</text:p>
          </table:table-cell>
          <table:table-cell table:style-name="Table23.B1" office:value-type="string">
            <text:p text:style-name="P30">Function</text:p>
          </table:table-cell>
        </table:table-row>
        <table:table-row>
          <table:table-cell table:style-name="Table23.A2" office:value-type="string">
            <text:p text:style-name="P31">Project Manager</text:p>
          </table:table-cell>
          <table:table-cell table:style-name="Table23.B2" office:value-type="string">
            <text:p text:style-name="P31">Viewer for all projects within a given directory structure.</text:p>
          </table:table-cell>
        </table:table-row>
        <table:table-row>
          <table:table-cell table:style-name="Table23.A2" office:value-type="string">
            <text:p text:style-name="P31">Color Picker</text:p>
          </table:table-cell>
          <table:table-cell table:style-name="Table23.B2" office:value-type="string">
            <text:p text:style-name="P31">The color selection dialog (useful if you need the color value)</text:p>
          </table:table-cell>
        </table:table-row>
        <table:table-row>
          <table:table-cell table:style-name="Table23.A2" office:value-type="string">
            <text:p text:style-name="P31">Remove Layout Templates</text:p>
          </table:table-cell>
          <table:table-cell table:style-name="Table23.B2" office:value-type="string">
            <text:p text:style-name="P31">Dialog for removing layout templates.</text:p>
          </table:table-cell>
        </table:table-row>
        <table:table-row>
          <table:table-cell table:style-name="Table23.A2" office:value-type="string">
            <text:p text:style-name="P31">Illegal File Name Character Replacement...</text:p>
          </table:table-cell>
          <table:table-cell table:style-name="Table23.B2" office:value-type="string">
            <text:p text:style-name="P31">Configures the characters to replace those that are invalid on export of the project. (empty by default)</text:p>
          </table:table-cell>
        </table:table-row>
        <table:table-row>
          <table:table-cell table:style-name="Table23.A2" office:value-type="string">
            <text:p text:style-name="P31">Update Google Credentials...</text:p>
          </table:table-cell>
          <table:table-cell table:style-name="Table23.B2" office:value-type="string">
            <text:p text:style-name="P31">Allows you to update the AccessToken used when connecting to a Google Spreadsheet reference.</text:p>
          </table:table-cell>
        </table:table-row>
        <table:table-row>
          <table:table-cell table:style-name="Table23.A2" office:value-type="string">
            <text:p text:style-name="P31">Settings...</text:p>
          </table:table-cell>
          <table:table-cell table:style-name="Table23.B2" office:value-type="string">
            <text:p text:style-name="P3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0">Windows Menu Item</text:p>
          </table:table-cell>
          <table:table-cell table:style-name="Table28.B1" office:value-type="string">
            <text:p text:style-name="P30">Function</text:p>
          </table:table-cell>
        </table:table-row>
        <table:table-row>
          <table:table-cell table:style-name="Table28.A2" office:value-type="string">
            <text:p text:style-name="P31">(Window Name)</text:p>
          </table:table-cell>
          <table:table-cell table:style-name="Table28.B2" office:value-type="string">
            <text:p text:style-name="P31">Opens the given window</text:p>
          </table:table-cell>
        </table:table-row>
      </table:table>
      <text:h text:style-name="Heading_20_2" text:outline-level="2">Project window</text:h>
      <text:p text:style-name="P43">The Project window contains a tree view indicating the card layouts and their associated reference files. </text:p>
      <text:h text:style-name="Heading_20_3" text:outline-level="3">Renaming a Layout</text:h>
      <text:p text:style-name="P43">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Menu Item</text:p>
            </table:table-cell>
            <table:table-cell table:style-name="Table24.A1" office:value-type="string">
              <text:p text:style-name="P30">Node Type</text:p>
            </table:table-cell>
            <table:table-cell table:style-name="Table24.C1" office:value-type="string">
              <text:p text:style-name="P30">Function</text:p>
            </table:table-cell>
          </table:table-row>
        </table:table-header-rows>
        <table:table-row table:style-name="Table24.1">
          <table:table-cell table:style-name="Table24.A2" office:value-type="string">
            <text:p text:style-name="P31">Add Card Layout...</text:p>
          </table:table-cell>
          <table:table-cell table:style-name="Table24.A2" office:value-type="string">
            <text:p text:style-name="P31">Layouts</text:p>
          </table:table-cell>
          <table:table-cell table:style-name="Table24.C2" office:value-type="string">
            <text:p text:style-name="P31">Adds a new layout based the parameters supplied in the dialog.</text:p>
          </table:table-cell>
        </table:table-row>
        <table:table-row table:style-name="Table24.1">
          <table:table-cell table:style-name="Table24.A2" office:value-type="string">
            <text:p text:style-name="P31">Add Card Layout From Template...</text:p>
          </table:table-cell>
          <table:table-cell table:style-name="Table24.A2" office:value-type="string">
            <text:p text:style-name="P31">Layouts</text:p>
          </table:table-cell>
          <table:table-cell table:style-name="Table24.C2" office:value-type="string">
            <text:p text:style-name="P31">Adds the selected Layout template from the dialog with the name specified.</text:p>
          </table:table-cell>
        </table:table-row>
        <table:table-row table:style-name="Table24.1">
          <table:table-cell table:style-name="Table24.A2" office:value-type="string">
            <text:p text:style-name="P31">Set Name Format...</text:p>
          </table:table-cell>
          <table:table-cell table:style-name="Table24.A2" office:value-type="string">
            <text:p text:style-name="P31">Layout(s)</text:p>
          </table:table-cell>
          <table:table-cell table:style-name="Table24.C2" office:value-type="string">
            <text:p text:style-name="P31">Adjusts the naming scheme associated with the project when exporting images. </text:p>
            <text:p text:style-name="P31"/>
            <text:p text:style-name="P31">Special codes in the name format:</text:p>
            <text:p text:style-name="P31">@[column_name] – A value from the reference / define</text:p>
            <text:p text:style-name="P31">## – card number</text:p>
            <text:p text:style-name="P31">#L – layout name</text:p>
          </table:table-cell>
        </table:table-row>
        <table:table-row table:style-name="Table24.1">
          <table:table-cell table:style-name="Table24.A2" office:value-type="string">
            <text:p text:style-name="P31">Project Settings...</text:p>
          </table:table-cell>
          <table:table-cell table:style-name="Table24.A2" office:value-type="string">
            <text:p text:style-name="P31">Layouts</text:p>
          </table:table-cell>
          <table:table-cell table:style-name="Table24.C2" office:value-type="string">
            <text:p text:style-name="P31">Allows you to configure project level settings. You can set the project-wide translator type and the default define reference type. </text:p>
            <text:p text:style-name="P31"/>
            <text:p text:style-name="P31">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0">Menu Item</text:p>
          </table:table-cell>
          <table:table-cell table:style-name="Table25.B1" office:value-type="string">
            <text:p text:style-name="P30">Function</text:p>
          </table:table-cell>
        </table:table-row>
        <table:table-row>
          <table:table-cell table:style-name="Table25.A2" office:value-type="string">
            <text:p text:style-name="P31">Duplicate Layout</text:p>
          </table:table-cell>
          <table:table-cell table:style-name="Table25.B2" office:value-type="string">
            <text:p text:style-name="P31">Duplicates the selected layout</text:p>
          </table:table-cell>
        </table:table-row>
        <table:table-row>
          <table:table-cell table:style-name="Table25.A2" office:value-type="string">
            <text:p text:style-name="P31">Define as Template Layout...</text:p>
          </table:table-cell>
          <table:table-cell table:style-name="Table25.B2" office:value-type="string">
            <text:p text:style-name="P31">Adds the selected layout to the list of layout templates. All aspects of the layout (including elements) are persisted except the name.</text:p>
          </table:table-cell>
        </table:table-row>
        <table:table-row>
          <table:table-cell table:style-name="Table25.A2" office:value-type="string">
            <text:p text:style-name="P31">Remove Card Layout</text:p>
          </table:table-cell>
          <table:table-cell table:style-name="Table25.B2" office:value-type="string">
            <text:p text:style-name="P31">Removes the selected layout</text:p>
          </table:table-cell>
        </table:table-row>
        <table:table-row>
          <table:table-cell table:style-name="Table25.A2" office:value-type="string">
            <text:p text:style-name="P31">Export Card Layout as Images...</text:p>
          </table:table-cell>
          <table:table-cell table:style-name="Table25.B2" office:value-type="string">
            <text:p text:style-name="P31">Displays the Image Export dialog for the selected layout. There are a few special settings:</text:p>
            <text:p text:style-name="P31"/>
            <text:p text:style-name="P31">Stitch Skip Index: A value to indicate any gaps to intentionally leave in the stitched export.</text:p>
            <text:p text:style-name="P31"/>
            <text:p text:style-name="P31">File Name Format (see Configure Layout Export for details)</text:p>
          </table:table-cell>
        </table:table-row>
        <table:table-row>
          <table:table-cell table:style-name="Table25.A2" office:value-type="string">
            <text:p text:style-name="P31">Export Card Layout as PDF...</text:p>
          </table:table-cell>
          <table:table-cell table:style-name="Table25.B2" office:value-type="string">
            <text:p text:style-name="P31">Displays the PDF Export dialog for the selected layout</text:p>
          </table:table-cell>
        </table:table-row>
        <table:table-row>
          <table:table-cell table:style-name="Table25.A2" office:value-type="string">
            <text:p text:style-name="P31">Add Reference...</text:p>
          </table:table-cell>
          <table:table-cell table:style-name="Table25.B2" office:value-type="string">
            <text:p text:style-name="P31">Adds a reference file (CSV) to be associated with the selected layout</text:p>
          </table:table-cell>
        </table:table-row>
        <table:table-row>
          <table:table-cell table:style-name="Table25.A2" office:value-type="string">
            <text:p text:style-name="P31">Add Google Spreadsheet Reference...</text:p>
          </table:table-cell>
          <table:table-cell table:style-name="Table25.B2" office:value-type="string">
            <text:p text:style-name="P31">Adds a reference to a Google Spreadsheet. Each time you open the project the AuthToken will be requested.</text:p>
          </table:table-cell>
        </table:table-row>
        <table:table-row>
          <table:table-cell table:style-name="Table25.A2" office:value-type="string">
            <text:p text:style-name="P31">Configure Layout Export...</text:p>
          </table:table-cell>
          <table:table-cell table:style-name="Table25.B2" office:value-type="string">
            <text:p text:style-name="P31">Configures numerous settings for the export of images:</text:p>
            <text:p text:style-name="P31"/>
            <text:p text:style-name="P31">Naming scheme associated with the project or layout:</text:p>
            <text:p text:style-name="P31"/>
            <text:p text:style-name="P31">Special codes in the name format:</text:p>
            <text:p text:style-name="P31">@[column_name] – A value from the reference</text:p>
            <text:p text:style-name="P31">## – card number</text:p>
            <text:p text:style-name="P31">#L – layout name</text:p>
            <text:p text:style-name="P31"><text:soft-page-break/></text:p>
            <text:p text:style-name="P31">Export rotation if your images need to be rotated 90/-90 degrees. This applies to pdf, and image export.</text:p>
            <text:p text:style-name="P31"/>
            <text:p text:style-name="P31">Stitched columns/rows configures the width and height based on the buffer and layout size. </text:p>
            <text:p text:style-name="P31"/>
            <text:p text:style-name="P31">Export width and height for export to stitch multiple images together into one.</text:p>
            <text:p text:style-name="P31"/>
            <text:p text:style-name="P31">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0">Menu Item</text:p>
            </table:table-cell>
            <table:table-cell table:style-name="Table5.B1" office:value-type="string">
              <text:p text:style-name="P30">Function</text:p>
            </table:table-cell>
          </table:table-row>
        </table:table-header-rows>
        <table:table-row table:style-name="Table5.1">
          <table:table-cell table:style-name="Table5.A2" office:value-type="string">
            <text:p text:style-name="P31">Set as Default Reference</text:p>
          </table:table-cell>
          <table:table-cell table:style-name="Table5.B2" office:value-type="string">
            <text:p text:style-name="P31">Sets the selected Reference as the default for the layout associated with it.</text:p>
          </table:table-cell>
        </table:table-row>
        <table:table-row table:style-name="Table5.1">
          <table:table-cell table:style-name="Table5.A2" office:value-type="string">
            <text:p text:style-name="P31">Remove Reference</text:p>
          </table:table-cell>
          <table:table-cell table:style-name="Table5.B2" office:value-type="string">
            <text:p text:style-name="P31">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2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2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2"/>
            <text:p text:style-name="P2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2">Renames the selected element. </text:p>
            <text:p text:style-name="P22"><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3"/>
      <text:p text:style-name="P4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1">Description</text:p>
            </table:table-cell>
            <table:table-cell table:style-name="Table16.B1" office:value-type="string">
              <text:p text:style-name="P51">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0">Menu Item</text:p>
            </table:table-cell>
            <table:table-cell table:style-name="Table31.B1" office:value-type="string">
              <text:p text:style-name="P30">Function</text:p>
            </table:table-cell>
          </table:table-row>
        </table:table-header-rows>
        <table:table-row table:style-name="Table31.1">
          <table:table-cell table:style-name="Table31.A2" office:value-type="string">
            <text:p text:style-name="P31">Copy</text:p>
          </table:table-cell>
          <table:table-cell table:style-name="Table31.B2" office:value-type="string">
            <text:p text:style-name="P31">Copies the selected Element(s) to the clipboard.</text:p>
          </table:table-cell>
        </table:table-row>
        <text:soft-page-break/>
        <table:table-row table:style-name="Table31.1">
          <table:table-cell table:style-name="Table31.A2" office:value-type="string">
            <text:p text:style-name="P31">Paste</text:p>
          </table:table-cell>
          <table:table-cell table:style-name="Table31.B2" office:value-type="string">
            <text:p text:style-name="P3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1">Paste Settings...</text:p>
          </table:table-cell>
          <table:table-cell table:style-name="Table31.B2" office:value-type="string">
            <text:p text:style-name="P31">Applies the specified settings from the Element in the clipboard to all selected Elements.</text:p>
          </table:table-cell>
        </table:table-row>
      </table:table>
      <text:h text:style-name="Heading_20_3" text:outline-level="3">Multi-Select</text:h>
      <text:p text:style-name="P4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2">The type of element.</text:p>
          </table:table-cell>
        </table:table-row>
        <table:table-row table:style-name="Table11.1">
          <table:table-cell table:style-name="Table11.A2" office:value-type="string">
            <text:p text:style-name="P10">X</text:p>
          </table:table-cell>
          <table:table-cell table:style-name="Table11.B2" office:value-type="string">
            <text:p text:style-name="P2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2"/>
            <text:p text:style-name="P22">When working with a Graphic element type the “...” button may be used to browse to and select supported graphic files.</text:p>
            <text:p text:style-name="P22"/>
            <text:p text:style-name="P2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2">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2">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2">The vertical alignment of the text within the element space.</text:p>
          </table:table-cell>
        </table:table-row>
      </table:table>
      <text:p text:style-name="P43">Notes: </text:p>
      <text:list xml:id="list3423274678784331558" text:style-name="L1">
        <text:list-item>
          <text:p text:style-name="P54">The text will appear to be red until the font has been set once.</text:p>
        </text:list-item>
        <text:list-item>
          <text:p text:style-name="P53"><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2">The horizontal alignment of the graphic within the element space.</text:p>
            <text:p text:style-name="P28">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2">The vertical alignment of the graphic within the element space.</text:p>
            <text:p text:style-name="P28">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2">The color to render the shape with.</text:p>
          </table:table-cell>
        </table:table-row>
      </table:table>
      <text:p text:style-name="P43">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2">The color of the element border.</text:p>
          </table:table-cell>
        </table:table-row>
        <table:table-row>
          <table:table-cell table:style-name="Table13.A2" office:value-type="string">
            <text:p text:style-name="P10">Thickness</text:p>
          </table:table-cell>
          <table:table-cell table:style-name="Table13.B2" office:value-type="string">
            <text:p text:style-name="P2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2">The color of the outline border.</text:p>
          </table:table-cell>
        </table:table-row>
        <table:table-row>
          <table:table-cell table:style-name="Table18.A2" office:value-type="string">
            <text:p text:style-name="P10">Thickness</text:p>
          </table:table-cell>
          <table:table-cell table:style-name="Table18.B2" office:value-type="string">
            <text:p text:style-name="P22">The thickness of the outline (in pixels). If this is 0 no outline is drawn.</text:p>
          </table:table-cell>
        </table:table-row>
      </table:table>
      <text:h text:style-name="Heading_20_2" text:outline-level="2">Canvas window</text:h>
      <text:p text:style-name="P4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3">Note: The green border on selected items will not appear if you have disabled the <text:span text:style-name="T4">Draw Element Borders</text:span> option.</text:p>
      <text:p text:style-name="P43">You can use the right mouse button to select the element under the cursor. If more than one item is under the cursor a context menu will display a list to select from.</text:p>
      <text:p text:style-name="P44"><text:soft-page-break/>You can press and hold the middle mouse button to pan around the layout. This is useful if zoomed in or any time the scroll bars are visible.</text:p>
      <text:p text:style-name="P4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49">Description</text:p>
            </table:table-cell>
            <table:table-cell table:style-name="Table17.B1" office:value-type="string">
              <text:p text:style-name="P49">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2">Toggle Mode – switch between move(normal) and rotate-only</text:p>
          </table:table-cell>
          <table:table-cell table:style-name="Table17.B2" office:value-type="string">
            <text:p text:style-name="P32">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3">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3">CSV reference files have 4 strict content rules:</text:p>
      <text:list xml:id="list8527318617740932652" text:style-name="L2">
        <text:list-item>
          <text:p text:style-name="P55">The separator character must be a comma. Some editors may switch this on you!</text:p>
        </text:list-item>
        <text:list-item>
          <text:p text:style-name="P55">The first row must contain the column names. The columns may be named with spaces but should not use the [ or ] characters (or anything else that might confuse the parser when trying to translate references).</text:p>
        </text:list-item>
        <text:list-item>
          <text:p text:style-name="P55">The first column may be named anything, but the contents should always be the card count of the given row. (an empty entry assumes 1 instance of the given row)</text:p>
        </text:list-item>
        <text:list-item>
          <text:p text:style-name="P57"><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56">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2">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3"/>
      <text:p text:style-name="P35">RRRGGGBBB or RRRGGGBBBAAA</text:p>
      <text:p text:style-name="P33"/>
      <text:p text:style-name="P33">Each block is a 3 digit representation of the color value for the given color. (R – Red; G – Green; B – Blue; A - Alpha)</text:p>
      <text:p text:style-name="P33"/>
      <text:p text:style-name="P33">Example: 012123167</text:p>
      <text:p text:style-name="P33"/>
      <text:p text:style-name="P33">You can also specify a color using hexadecimal values:</text:p>
      <text:p text:style-name="P33">RRGGBB or RRGGBBAA</text:p>
      <text:p text:style-name="P33"/>
      <text:p text:style-name="P33">Example: 882859</text:p>
      <text:p text:style-name="P33"/>
      <text:p text:style-name="P33">Be sure to include any leading zeroes. The type of color value you specify (hex vs. decimal) is based solely on string length: 6/8(hex)</text:p>
      <text:p text:style-name="P33"/>
      <text:p text:style-name="P3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0" text:outline-level="2"><text:bookmark-start text:name="__RefHeading__2151_2015678595"/>Font String Format<text:bookmark-end text:name="__RefHeading__2151_2015678595"/></text:h>
      <text:p text:style-name="P8">Fonts are formatted into strings as follows:</text:p>
      <text:p text:style-name="P37"/>
      <text:p text:style-name="P36">fontname;fontsize;bold;underline;italicized;strikeout</text:p>
      <text:p text:style-name="P37"/>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37"/>
      <text:p text:style-name="P3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8">override:[element name]:[element value]</text:p>
      <text:p text:style-name="Text_20_body">Example: <text:span text:style-name="T4">override:text_field:x</text:span></text:p>
      <text:p text:style-name="P4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2">Fields</text:p>
            </table:table-cell>
            <table:table-cell table:style-name="Table20.B1" office:value-type="string">
              <text:p text:style-name="P52">Override string format</text:p>
            </table:table-cell>
          </table:table-row>
        </table:table-header-rows>
        <table:table-row table:style-name="Table20.1">
          <table:table-cell table:style-name="Table20.A2" office:value-type="string">
            <text:p text:style-name="P33">x</text:p>
            <text:p text:style-name="P33">y</text:p>
            <text:p text:style-name="P33">width</text:p>
            <text:p text:style-name="P33">height</text:p>
            <text:p text:style-name="P47">borderthickness<text:line-break/>opacity<text:line-break/>outlinethickness<text:line-break/>lineheight<text:line-break/>wordspace (+/-)</text:p>
          </table:table-cell>
          <table:table-cell table:style-name="Table20.B2" office:value-type="string">
            <text:p text:style-name="P33"><text:span text:style-name="T4">(int)</text:span> Integer number values. </text:p>
          </table:table-cell>
        </table:table-row>
        <table:table-row table:style-name="Table20.1">
          <table:table-cell table:style-name="Table20.A2" office:value-type="string">
            <text:p text:style-name="P47">autoscalefont<text:line-break/>enabled<text:line-break/>lockaspect</text:p>
          </table:table-cell>
          <table:table-cell table:style-name="Table20.B2" office:value-type="string">
            <text:p text:style-name="P3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7">rotation</text:p>
          </table:table-cell>
          <table:table-cell table:style-name="Table20.B2" office:value-type="string">
            <text:p text:style-name="P34">(float)<text:span text:style-name="T1"> In the case of rotation use only integer number values.</text:span></text:p>
          </table:table-cell>
        </table:table-row>
        <table:table-row table:style-name="Table20.1">
          <table:table-cell table:style-name="Table20.A2" office:value-type="string">
            <text:p text:style-name="P47">bordercolor<text:line-break/>elementcolor<text:line-break/>outlinecolor</text:p>
          </table:table-cell>
          <table:table-cell table:style-name="Table20.B2" office:value-type="string">
            <text:p text:style-name="P3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7">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38"/>
          </table:table-cell>
        </table:table-row>
        <text:soft-page-break/>
        <table:table-row table:style-name="Table20.1">
          <table:table-cell table:style-name="Table20.A2" office:value-type="string">
            <text:p text:style-name="P47">verticalalign</text:p>
          </table:table-cell>
          <table:table-cell table:style-name="Table20.B2" office:value-type="string">
            <text:p text:style-name="P34">(int)<text:span text:style-name="T1"> Numeric value indicating the vertical alignment:</text:span></text:p>
            <text:p text:style-name="P37"/>
            <text:p text:style-name="P37">1 – Near</text:p>
            <text:p text:style-name="P37">2 – Center</text:p>
            <text:p text:style-name="P37">3 – Far</text:p>
          </table:table-cell>
        </table:table-row>
        <table:table-row table:style-name="Table20.1">
          <table:table-cell table:style-name="Table20.A2" office:value-type="string">
            <text:p text:style-name="P47"/>
            <text:p text:style-name="P47">horizontalalign</text:p>
          </table:table-cell>
          <table:table-cell table:style-name="Table20.B2" office:value-type="string">
            <text:p text:style-name="P34">(int)<text:span text:style-name="T1"> Numeric value indicating the horizontal alignment:</text:span></text:p>
            <text:p text:style-name="P37"/>
            <text:p text:style-name="P37">1 – Near</text:p>
            <text:p text:style-name="P37">2 – Center</text:p>
            <text:p text:style-name="P37">3 – Far</text:p>
          </table:table-cell>
        </table:table-row>
        <table:table-row table:style-name="Table20.1">
          <table:table-cell table:style-name="Table20.A2" office:value-type="string">
            <text:p text:style-name="P47">variable</text:p>
          </table:table-cell>
          <table:table-cell table:style-name="Table20.B2" office:value-type="string">
            <text:p text:style-name="P33"><text:span text:style-name="T4">(string)</text:span> The <text:span text:style-name="T4">Definition</text:span> field.</text:p>
          </table:table-cell>
        </table:table-row>
        <table:table-row table:style-name="Table20.1">
          <table:table-cell table:style-name="Table20.A2" office:value-type="string">
            <text:p text:style-name="P47">type</text:p>
          </table:table-cell>
          <table:table-cell table:style-name="Table20.B2" office:value-type="string">
            <text:p text:style-name="P34">(string) <text:span text:style-name="T1">One of the following strings:</text:span></text:p>
            <text:p text:style-name="P37"/>
            <text:p text:style-name="P34">Text</text:p>
            <text:p text:style-name="P34">Shape</text:p>
            <text:p text:style-name="P34">Graphic</text:p>
            <text:p text:style-name="P3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8202978950304292214" text:style-name="L3">
        <text:list-item>
          <text:p text:style-name="P58">Each define name follows the same rules as a column name in a reference file.</text:p>
        </text:list-item>
        <text:list-item>
          <text:p text:style-name="P5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4104452095466289384" text:style-name="L4">
        <text:list-item>
          <text:p text:style-name="P59"><text:span text:style-name="T1">Reference file: </text:span><text:span text:style-name="T4">items.csv</text:span></text:p>
        </text:list-item>
        <text:list-item>
          <text:p text:style-name="P59"><text:span text:style-name="T1">Define file: </text:span><text:span text:style-name="T4">items_defines.csv</text:span></text:p>
        </text:list-item>
        <text:list-item>
          <text:p text:style-name="P60"><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7560289876541294130" text:style-name="L5">
        <text:list-item>
          <text:p text:style-name="P63"><text:span text:style-name="T1">Main sheet: </text:span><text:span text:style-name="T4">items</text:span></text:p>
        </text:list-item>
        <text:list-item>
          <text:p text:style-name="P63"><text:span text:style-name="T1">Defines sheet:</text:span><text:span text:style-name="T4"> items_defines</text:span></text:p>
        </text:list-item>
        <text:list-item>
          <text:p text:style-name="P61">Project Wide Defines<text:line-break/>SpreadSheet Name: [project file name without the extension] (this is case sensitive!)<text:line-break/>Sheet Name: <text:span text:style-name="T4">defines</text:span></text:p>
        </text:list-item>
      </text:list>
      <text:h text:style-name="P72" text:outline-level="3">Google Authentication Setup</text:h>
      <text:p text:style-name="P4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138127077232724294" text:style-name="L6">
        <text:list-item>
          <text:p text:style-name="P62">Launch CardMaker and select <text:span text:style-name="T4">Tools</text:span> &gt; <text:span text:style-name="T4">Update Google Credentials... </text:span></text:p>
        </text:list-item>
        <text:list-item>
          <text:p text:style-name="P62">Either copy the Auth URL and browse to it in your preferred browser or click <text:span text:style-name="T4">Browse To URL</text:span></text:p>
        </text:list-item>
        <text:list-item>
          <text:p text:style-name="P62">Google should prompt you to allow CardMaker to access your spreadsheets and then navigate to the CardMaker site with the AccessToken field already selected. </text:p>
        </text:list-item>
        <text:list-item>
          <text:p text:style-name="P62">Copy the <text:span text:style-name="T4">AccessToken</text:span> value and return to CardMaker.</text:p>
        </text:list-item>
        <text:list-item>
          <text:p text:style-name="P62">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6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9">#if(x == then a)#</text:p>
      <text:p text:style-name="P29">is the same as</text:p>
      <text:p text:style-name="P29">#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2"/>
            <text:p text:style-name="P1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2">@[<text:span text:style-name="T4">columnname</text:span>,parameter1,parameter2,(repeats...)]</text:p>
            <text:p text:style-name="P22"/>
            <text:p text:style-name="P15"><text:span text:style-name="T1">Replace </text:span>columnname<text:span text:style-name="T1"> with the desired column name or define from the referenced data source.</text:span></text:p>
            <text:p text:style-name="P22"/>
            <text:p text:style-name="P22">Replace parameter1 (etc.) with the desired input for the define. When constructing the resulting value any instances of {#} will be replaced with the given parameter. Be aware that spaces after/before the commas will be included in the parameter strings.</text:p>
            <text:p text:style-name="P22"/>
            <text:p text:style-name="P22">Example:</text:p>
            <text:p text:style-name="P22"/>
            <text:p text:style-name="P15">Defines</text:p>
            <text:p text:style-name="P39"><text:span text:style-name="T7">smallImgTag = </text:span><text:span text:style-name="T1">&lt;img={1};.90;0;3&gt;</text:span></text:p>
            <text:p text:style-name="P41">theCoin = \images\coin.png </text:p>
            <text:p text:style-name="P40">Input</text:p>
            <text:p text:style-name="P41">@[smallImgTag,@[theCoin]]</text:p>
            <text:p text:style-name="P40">Output</text:p>
            <text:p text:style-name="P41">&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2">There are some special values that are taken from the current context of the layout/card.</text:p>
            <text:p text:style-name="P22"/>
            <text:p text:style-name="P22">![deckindex] – This is the current deck index</text:p>
            <text:p text:style-name="P2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2">##x;y;z#</text:p>
            <text:p text:style-name="P22"/>
            <text:p text:style-name="P22">This will display a number based on the following properties:</text:p>
            <text:p text:style-name="P22"/>
            <text:p text:style-name="P27">x + (current card index * y) with left padded 0's numbering z</text:p>
            <text:p text:style-name="P27"/>
            <text:p text:style-name="P27">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2">#sc;x;y;z#</text:p>
            <text:p text:style-name="P22"/>
            <text:p text:style-name="P22">The sub card index is the index of the card based on the number of items indicated in the count column of the reference file.</text:p>
            <text:p text:style-name="P22"/>
            <text:p text:style-name="P22">This will display a number based on the following properties:</text:p>
            <text:p text:style-name="P22"/>
            <text:p text:style-name="P27">x + (sub card index * y) with left padded 0's numbering z</text:p>
            <text:p text:style-name="P27"/>
            <text:p text:style-name="P27">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2">Samples:</text:p>
            <text:p text:style-name="P22">#(if x == y then a)#</text:p>
            <text:p text:style-name="P22">#(if x != y then a)#</text:p>
            <text:p text:style-name="P22">#(if x == y then a else b)#</text:p>
            <text:p text:style-name="P22">#(if x != y then a else b)#</text:p>
            <text:p text:style-name="P22"/>
            <text:p text:style-name="P22"><text:span text:style-name="T4">==</text:span> - x is equal to y (case insensitive)</text:p>
            <text:p text:style-name="P22"><text:span text:style-name="T4">!=</text:span> - x is not equal to y (case insensitive)</text:p>
            <text:p text:style-name="P22"><text:span text:style-name="T4">&gt;</text:span> - x is greater than y</text:p>
            <text:p text:style-name="P22"><text:span text:style-name="T4">&lt;</text:span> - x is less than y</text:p>
            <text:p text:style-name="P22"><text:span text:style-name="T4">&gt;=</text:span> - x is greater than or equal to</text:p>
            <text:p text:style-name="P22"><text:span text:style-name="T4">&lt;=</text:span> - x is less than or equal to</text:p>
            <text:p text:style-name="P22"/>
            <text:p text:style-name="P22">x,y,a,b – string values</text:p>
            <text:p text:style-name="P22"/>
            <text:p text:style-name="P22"><text:span text:style-name="T4">#nodraw</text:span> is supported as a result to trigger the element to not be drawn at all.</text:p>
            <text:p text:style-name="P22"/>
            <text:p text:style-name="P22">You can specify an empty string by simply entering nothing.</text:p>
            <text:p text:style-name="P22"/>
            <text:p text:style-name="P2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2">You can use the if statement with groups. The x and y values listed above can be formatted as:</text:p>
            <text:p text:style-name="P22"/>
            <text:p text:style-name="P22">[val1;val2;val3]</text:p>
            <text:p text:style-name="P22"/>
            <text:p text:style-name="P22">Allowing multiple items to be compared to multiple other items. The x set of strings is sought in the y set. The comparison is successful if all of the items in x exist in y. (the y set is not checked for existing in x)</text:p>
            <text:p text:style-name="P22"/>
            <text:p text:style-name="P22">NOTE: This does not apply to numeric comparisons. Only <text:span text:style-name="T4">==</text:span> and <text:span text:style-name="T4">!=</text:span> are supported.</text:p>
            <text:p text:style-name="P22"/>
            <text:p text:style-name="P2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2">#(switch;key;keytocheck1;value1&lt;repeat&gt;)#</text:p>
            <text:p text:style-name="P22"/>
            <text:p text:style-name="P22">key – The value to check the others for.</text:p>
            <text:p text:style-name="P22">keytocheck1 – A comparison string</text:p>
            <text:p text:style-name="P22">value1 – A value string (this will be the overall result if key matches keytoccheck1)</text:p>
            <text:p text:style-name="P22"/>
            <text:p text:style-name="P22">;keytoccheck1;value1 can be repeated multiple times with varying strings. There should always be a key and a value. (an empty string is valid)</text:p>
            <text:p text:style-name="P22"/>
            <text:p text:style-name="P22">If the keytocheckis <text:span text:style-name="T4">#default</text:span> the value will be the default if no other keys match. (example: <text:span text:style-name="T15">#(switch;15;10;Y;#default;Z)#</text:span> – would default to Z because “15” is not the same string as “10”)</text:p>
            <text:p text:style-name="P22"/>
            <text:p text:style-name="P22"><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5">&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2">The path to the file should be specified. The path may also be relative to the project file. </text:p>
            <text:p text:style-name="P22"/>
            <text:p text:style-name="P22">Supported Image Types: <text:span text:style-name="T5">BMP, GIF, EXIG, JPG, PNG, TIFF, and PSD.</text:span> <text:soft-page-break/>PSD file support is rudimentary. 8 bit per channel PSD images should be functional. (RGBA) </text:p>
            <text:p text:style-name="P22"/>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2"/>
            <text:p text:style-name="P2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2">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2">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2">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2">N</text:p>
          </table:table-cell>
          <table:table-cell table:style-name="Table26.C2" office:value-type="string">
            <text:p text:style-name="P15">&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2">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2">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2">Y</text:p>
          </table:table-cell>
          <table:table-cell table:style-name="Table26.C2" office:value-type="string">
            <text:p text:style-name="P16">&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5">&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2">N</text:p>
          </table:table-cell>
          <table:table-cell table:style-name="Table26.C2" office:value-type="string">
            <text:p text:style-name="P15">&lt;bgi=[filename]&gt; </text:p>
            <text:p text:style-name="P22"/>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620293944067698144" text:style-name="L7">
              <text:list-item>
                <text:p text:style-name="P65">x offset</text:p>
              </text:list-item>
              <text:list-item>
                <text:p text:style-name="P65">y offset</text:p>
              </text:list-item>
              <text:list-item>
                <text:p text:style-name="P65">width</text:p>
              </text:list-item>
              <text:list-item>
                <text:p text:style-name="P6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2">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2">OR <text:span text:style-name="T4">&lt;img=[filename];[xoffset];[yoffset];[width];[height]&gt;</text:span></text:p>
            <text:p text:style-name="P15"/>
            <text:list xml:id="list1623804351081316536" text:style-name="L8">
              <text:list-item>
                <text:p text:style-name="P66">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66">xoffset – The x draw offset</text:p>
              </text:list-item>
              <text:list-item>
                <text:p text:style-name="P66">yoffset – The y draw offset</text:p>
              </text:list-item>
              <text:list-item>
                <text:p text:style-name="P66">width – The width to draw</text:p>
              </text:list-item>
              <text:list-item>
                <text:p text:style-name="P66">height – The height to draw</text:p>
              </text:list-item>
            </text:list>
            <text:p text:style-name="P22"/>
            <text:p text:style-name="P22">This will render an image and consume horizontal space like text does. If an image is too wide it will be shrunk horizontally to fit.</text:p>
            <text:p text:style-name="P22"/>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2">Y</text:p>
          </table:table-cell>
          <table:table-cell table:style-name="Table26.C2" office:value-type="string">
            <text:p text:style-name="P15">&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2">Y</text:p>
          </table:table-cell>
          <table:table-cell table:style-name="Table26.C2" office:value-type="string">
            <text:p text:style-name="P15">&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2">Y</text:p>
          </table:table-cell>
          <table:table-cell table:style-name="Table26.C2" office:value-type="string">
            <text:p text:style-name="P15">&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2">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2">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5">N</text:p>
          </table:table-cell>
          <table:table-cell table:style-name="Table26.C2" office:value-type="string">
            <text:p text:style-name="P2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1">&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6">Y</text:p>
          </table:table-cell>
          <table:table-cell table:style-name="Table26.C2" office:value-type="string">
            <text:p text:style-name="P1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6">Y</text:p>
          </table:table-cell>
          <table:table-cell table:style-name="Table26.C2" office:value-type="string">
            <text:p text:style-name="P1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6">Y</text:p>
          </table:table-cell>
          <table:table-cell table:style-name="Table26.C2" office:value-type="string">
            <text:p text:style-name="P1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3">Y</text:p>
          </table:table-cell>
          <table:table-cell table:style-name="Table26.C2" office:value-type="string">
            <text:p text:style-name="P1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2">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2">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4">N/A</text:p>
          </table:table-cell>
          <table:table-cell table:style-name="Table26.C2" office:value-type="string">
            <text:p text:style-name="P24">The ‘\’ character can be used to indicate to ignore any special meaning of the following character. Examples:</text:p>
            <text:p text:style-name="P1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0">Value</text:p>
            </table:table-cell>
            <table:table-cell table:style-name="Table19.B1" office:value-type="string">
              <text:p text:style-name="P5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2"/>
            <text:p text:style-name="P2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2">AllowPartialGrid – Allows the grid to draw in an incomplete form on the right and bottom</text:p>
            <text:p text:style-name="P22">GridWidth – The width of a single rectangle in the grid.</text:p>
            <text:p text:style-name="P2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2">Corner – The corner to draw the triangle from. 0 is upper left, 1 is upper right, 2 lower right, and 3 is lower left (default is 0)</text:p>
          </table:table-cell>
        </table:table-row>
      </table:table>
      <text:h text:style-name="Heading_20_3" text:outline-level="3">Grid Note</text:h>
      <text:list xml:id="list5228271583582224364" text:style-name="L9">
        <text:list-item>
          <text:p text:style-name="P6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2439030425406506718" text:style-name="L10">
        <text:list-item>
          <text:p text:style-name="P68">Card Values (![x])</text:p>
        </text:list-item>
        <text:list-item>
          <text:p text:style-name="P68">Data Source References (@[x])</text:p>
        </text:list-item>
        <text:list-item>
          <text:p text:style-name="P68">If/Switch <text:span text:style-name="T18">(starting with the right most first)</text:span></text:p>
        </text:list-item>
        <text:list-item>
          <text:p text:style-name="P68">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5">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6">Log Incept Translation</text:p>
          </table:table-cell>
          <table:table-cell table:style-name="Table29.B2" office:value-type="string">
            <text:p text:style-name="P4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5">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4" meta:word-count="6785" meta:character-count="40024" meta:non-whitespace-character-count="33967"/>
  </office:meta>
</office:document-meta>
</file>